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List_20_Paragraph">
      <style:paragraph-properties fo:margin-left="0in" fo:margin-right="0in" fo:margin-top="0in" fo:margin-bottom="0in" fo:line-height="100%" fo:text-indent="0in" style:auto-text-indent="false"/>
    </style:style>
    <style:style style:name="P7"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2" style:family="paragraph" style:parent-style-name="List_20_Paragraph" style:list-style-name="L1">
      <style:paragraph-properties fo:margin-top="0in" fo:margin-bottom="0in" fo:line-height="100%"/>
      <style:text-properties fo:font-style="normal" style:font-style-asian="normal" style:font-style-complex="normal"/>
    </style:style>
    <style:style style:name="P13" style:family="paragraph" style:parent-style-name="List_20_Paragraph" style:list-style-name="L1">
      <style:paragraph-properties fo:margin-top="0in" fo:margin-bottom="0in" fo:line-height="100%"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List_20_Paragraph" style:list-style-name="L3">
      <style:paragraph-properties fo:margin-top="0in" fo:margin-bottom="0in" fo:line-height="100%" fo:text-align="start" style:justify-single-word="false"/>
    </style:style>
    <style:style style:name="P15"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16" style:family="paragraph" style:parent-style-name="List_20_Paragraph">
      <style:paragraph-properties fo:margin-left="0in" fo:margin-right="0in" fo:margin-top="0in" fo:margin-bottom="0in" fo:line-height="100%"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8"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style-asian="normal"/>
    </style:style>
    <style:style style:name="T8" style:family="text">
      <style:text-properties style:font-weight-asian="normal"/>
    </style:style>
    <style:style style:name="T9" style:family="text">
      <style:text-properties style:font-style-complex="normal"/>
    </style:style>
    <style:style style:name="T10" style:family="text">
      <style:text-properties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Writing 327</text:p>
      <text:p text:style-name="Standard"><text:date style:data-style-name="N76" text:date-value="2012-11-01T15:47:32.99">November 1, 2012</text:date></text:p>
      <text:p text:style-name="Standard"/>
      <text:p text:style-name="P1">Procedural Description: Finding the Load-Bearing Ability of a Straw When Used as a Cantilever Beam</text:p>
      <text:p text:style-name="P2"/>
      <text:p text:style-name="P2">INTRODUCTION</text:p>
      <text:p text:style-name="P6">The purpose of this document is to guide you, the student, through an experiment. This experiment will demonstrate to you how much mass cantilever beams of different lengths can support. In this experiment a straw is going to be used to represent the beams, and a cup of pennies the mass.</text:p>
      <text:p text:style-name="P6"/>
      <text:p text:style-name="P6">You might already be scratching you head thinking: What is a cantilever beam? Well you probably have seen plenty of them already today and not even realized it. The flag pole attached to the building outside is a cantilever beam; it is supporting the load of the flag. The folding desk attached to your chair is a cantilever beam; it is supporting the load of your books and binder.</text:p>
      <text:p text:style-name="P6"/>
      <text:p text:style-name="P6">After you finish this experiment you should be able to describe to your parents or friend, what a cantilever beam is, how they are used, and how their length affects how much mass they can support.</text:p>
      <text:p text:style-name="P6"/>
      <text:p text:style-name="P4">Now that you have an understanding of what a cantilever beam is, you will work with your group to perform an experiment to determine how much mass cantilever beams of different length can support. Please follow the instructions in the next section.</text:p>
      <text:p text:style-name="P2"/>
      <text:p text:style-name="P2">INSTRUCTIONS</text:p>
      <text:p text:style-name="P16"/>
      <text:p text:style-name="P7">Materials</text:p>
      <text:p text:style-name="P4">Before you begin make sure your group has all the required materials. These materials are:</text:p>
      <text:list xml:id="list16780429012" text:style-name="L1">
        <text:list-item>
          <text:p text:style-name="P12">2 drinking straws</text:p>
        </text:list-item>
        <text:list-item>
          <text:p text:style-name="P12">A couple strips of duck tape</text:p>
        </text:list-item>
        <text:list-item>
          <text:p text:style-name="P12">A small length of string or floss</text:p>
        </text:list-item>
        <text:list-item>
          <text:p text:style-name="P12">1 small paper cup</text:p>
        </text:list-item>
        <text:list-item>
          <text:p text:style-name="P12">1 ruler</text:p>
        </text:list-item>
        <text:list-item>
          <text:p text:style-name="P12">1 marker</text:p>
        </text:list-item>
        <text:list-item>
          <text:p text:style-name="P12">1 calculator</text:p>
        </text:list-item>
        <text:list-item>
          <text:p text:style-name="P13">~100 pennies</text:p>
        </text:list-item>
      </text:list>
      <text:p text:style-name="P18">Once you are sure you have all the materials required, move onto Setup.</text:p>
      <text:p text:style-name="P18"/>
      <text:p text:style-name="P2">Setup</text:p>
      <text:p text:style-name="P17">Line the ruler up against the straw on the table. At each inch mark on the ruler, up to the number six, make a mark on the straw. Turn the straw around, and set the straw on the end of the desk aligning the edge of the desk with the first mark on the straw. Tape the straw to the desk. Now take your small length of string and tie one end around the empty paper cup. Make a loop, or slip-knot, at the opposite end of the string. Tighten the loop you just made around the last mark on the straw.</text:p>
      <text:p text:style-name="P17"/>
      <text:p text:style-name="P17">Continue onto the Procedures section.</text:p>
      <text:p text:style-name="P2"/>
      <text:p text:style-name="P22"><text:span text:style-name="T3">Procedures</text:span></text:p>
      <text:p text:style-name="P17"><text:soft-page-break/>Now that the experiment is setup, you and your group can start. Make sure you keep an eye on the straw as you perform each step.</text:p>
      <text:list xml:id="list732935889" text:style-name="L3">
        <text:list-item>
          <text:p text:style-name="P14"><text:span text:style-name="T6">Gently slide pennies, one at a time, into the cup. </text:span></text:p>
        </text:list-item>
        <text:list-item>
          <text:p text:style-name="P14"><text:span text:style-name="T6">Continue adding pennies until the straw bends or breaks along the edge of the desk. </text:span></text:p>
        </text:list-item>
        <text:list-item>
          <text:p text:style-name="P14"><text:span text:style-name="T6">Record the number of pennies that you slid into the cup in Table 1. </text:span></text:p>
        </text:list-item>
        <text:list-item>
          <text:p text:style-name="P14"><text:span text:style-name="T6">Pull up the tape and slide the straw back an inch from the desk to the next mark.</text:span></text:p>
        </text:list-item>
        <text:list-item>
          <text:p text:style-name="P14"><text:span text:style-name="T6">Repeat steps 1 through 4 for the rest of the marks along the straw.</text:span></text:p>
        </text:list-item>
      </text:list>
      <text:p text:style-name="P15"/>
      <text:p text:style-name="P2">Cleanup</text:p>
      <text:p text:style-name="P4">Your experiment is now complete and you should have recorded the results in Table 1. Before you move on to the results section, please have everyone in your group peel the tape off the desk, untie the string from the cup, throw away the tape, string and straw, and give the pennies and cup back to the teacher.</text:p>
      <text:p text:style-name="P2"/>
      <text:p text:style-name="P2">RESULTS</text:p>
      <text:p text:style-name="P4">Your teacher is very happy you cleaned up your experiment! You can now start looking for patterns in the results. In this section we will copy the results from Table 1 into Table 2 and create a graph.</text:p>
      <text:p text:style-name="P2"/>
      <text:p text:style-name="P2">Tables</text:p>
      <text:p text:style-name="P5">This table is where you will record how many pennies it took to break each length of the straw.</text:p>
      <text:p text:style-name="P4"/>
      <table:table table:name="Table1" table:style-name="Table1">
        <table:table-column table:style-name="Table1.A" table:number-columns-repeated="7"/>
        <table:table-row>
          <table:table-cell table:style-name="Table1.A1" office:value-type="string">
            <text:p text:style-name="P11">Inches</text:p>
          </table:table-cell>
          <table:table-cell table:style-name="Table1.A1" office:value-type="string">
            <text:p text:style-name="P9">6</text:p>
          </table:table-cell>
          <table:table-cell table:style-name="Table1.A1" office:value-type="string">
            <text:p text:style-name="P9">5</text:p>
          </table:table-cell>
          <table:table-cell table:style-name="Table1.A1" office:value-type="string">
            <text:p text:style-name="P9">4</text:p>
          </table:table-cell>
          <table:table-cell table:style-name="Table1.A1" office:value-type="string">
            <text:p text:style-name="P9">3</text:p>
          </table:table-cell>
          <table:table-cell table:style-name="Table1.A1" office:value-type="string">
            <text:p text:style-name="P9">2</text:p>
          </table:table-cell>
          <table:table-cell table:style-name="Table1.G1" office:value-type="string">
            <text:p text:style-name="P9">1</text:p>
          </table:table-cell>
        </table:table-row>
        <table:table-row>
          <table:table-cell table:style-name="Table1.A2" office:value-type="string">
            <text:p text:style-name="P11">Pennies</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G2" office:value-type="string">
            <text:p text:style-name="P8"/>
          </table:table-cell>
        </table:table-row>
      </table:table>
      <text:p text:style-name="P4"><text:span text:style-name="T2">Table 1: Maximum pennies needed to break straw (in inches)</text:span></text:p>
      <text:p text:style-name="P3"/>
      <text:p text:style-name="P4">Pennies, though a great measurement for this experiment, don't represent any real world information. Do you think middle school students in Europe, where they use Euros, would be able to understand how much a penny weighs? What about students on Mars? The gravity on Mars is not the same as the Earths, so a penny will weigh less there. </text:p>
      <text:p text:style-name="P4"/>
      <text:p text:style-name="P4">In order for others to understand the results of your experiment you will need to put pennies in terms people from other countries, and planets can understand. The best unit of measurement for this experiment is mass. Mass is universal. It measures the true weight of an object. </text:p>
      <text:p text:style-name="P4"/>
      <text:p text:style-name="P4">Each penny made after 1982 has a mass of at least 2.5 grams. To convert your pennies into mass you will use your calculator. Multiply each field in Table 1 by 2.5 and then write the result into Table 2.</text:p>
      <text:p text:style-name="P2"/>
      <table:table table:name="Table2" table:style-name="Table2">
        <table:table-column table:style-name="Table2.A" table:number-columns-repeated="7"/>
        <table:table-row>
          <table:table-cell table:style-name="Table2.A1" office:value-type="string">
            <text:p text:style-name="P10"><text:span text:style-name="T3">Inch</text:span><text:span text:style-name="T5">es</text:span></text:p>
          </table:table-cell>
          <table:table-cell table:style-name="Table2.A1" office:value-type="string">
            <text:p text:style-name="P9">6</text:p>
          </table:table-cell>
          <table:table-cell table:style-name="Table2.A1" office:value-type="string">
            <text:p text:style-name="P9">5</text:p>
          </table:table-cell>
          <table:table-cell table:style-name="Table2.A1" office:value-type="string">
            <text:p text:style-name="P9">4</text:p>
          </table:table-cell>
          <table:table-cell table:style-name="Table2.A1" office:value-type="string">
            <text:p text:style-name="P9">3</text:p>
          </table:table-cell>
          <table:table-cell table:style-name="Table2.A1" office:value-type="string">
            <text:p text:style-name="P9">2</text:p>
          </table:table-cell>
          <table:table-cell table:style-name="Table2.G1" office:value-type="string">
            <text:p text:style-name="P9">1</text:p>
          </table:table-cell>
        </table:table-row>
        <table:table-row>
          <table:table-cell table:style-name="Table2.A2" office:value-type="string">
            <text:p text:style-name="P9">Mass</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
      <text:p text:style-name="P3">Table 2: Maximum mass (in grams) needed to break a straw (in inches)</text:p>
      <text:p text:style-name="P2"/>
      <text:p text:style-name="P2">Graph</text:p>
      <text:p text:style-name="P5">Now that you have the maximum mass needed to break the straw, you will use these results to create a graph. The left side of the graph lists the range 0 to 120, and the bottom lists the range 6 to 1. Hover your pencil over inch 6 of the graph. Now move your pencil up and make a mark for the mass under inch 6 in the table. Do this for each inch of Table 2. Once you are done you should have 6 points on the graph. Draw a line between each point and the next point, like connect-the-dots.</text:p>
      <text:p text:style-name="P3"><text:soft-page-break/></text:p>
      <text:p text:style-name="P3"/>
      <text:p text:style-name="P3"><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2"/>
      <text:p text:style-name="P2">CONCLUSION</text:p>
      <text:p text:style-name="P4">Good work; you're almost done! The last step is to fill out the following five questions.</text:p>
      <text:p text:style-name="P2"/>
      <text:p text:style-name="P2">Questions</text:p>
      <text:p text:style-name="P15">1. What is the maximum load a 1 inch beam can support?</text:p>
      <text:p text:style-name="P15"/>
      <text:p text:style-name="P15"/>
      <text:p text:style-name="P15"/>
      <text:p text:style-name="P15">2. What is the maximum load a 6 inch beam can support?</text:p>
      <text:p text:style-name="P15"/>
      <text:p text:style-name="P15"/>
      <text:p text:style-name="P15"/>
      <text:p text:style-name="P15">3. Which length of beam can support a greater load?</text:p>
      <text:p text:style-name="P15"/>
      <text:p text:style-name="P15"/>
      <text:p text:style-name="P15"/>
      <text:p text:style-name="P15">4. Looking at the graph, as the length goes down, what happens to the load?</text:p>
      <text:p text:style-name="P15"/>
      <text:p text:style-name="P15"/>
      <text:p text:style-name="P15"/>
      <text:p text:style-name="P15">5. In your own words, describe how the load affects the b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Label_20_5" style:display-name="ListLabel 5"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8">
      <text:list-level-style-bullet text:level="1" text:style-name="ListLabel_20_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25T16:49:16</meta:creation-date>
    <dc:date>2012-11-01T15:47:33</dc:date>
    <meta:editing-duration>PT1H45M5S</meta:editing-duration>
    <meta:editing-cycles>30</meta:editing-cycles>
    <meta:generator>LibreOffice/3.4$Unix LibreOffice_project/340m1$Build-502</meta:generator>
    <dc:creator>Trevor Bramwell</dc:creator>
    <meta:document-statistic meta:table-count="2" meta:image-count="0" meta:object-count="1" meta:page-count="3" meta:paragraph-count="68" meta:word-count="983" meta:character-count="5126" meta:non-whitespace-character-count="42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20" chart:interval-major="2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3.552cm" svg:y="0.315cm" chart:style-name="ch2">
          <text:p>Figure 1: Cantilever Beam Maximum Loads</text:p>
        </chart:title>
        <chart:subtitle svg:x="4.132cm" svg:y="1.283cm" chart:style-name="ch3">
          <text:p>Length of Cantilever Beam vs. Mass of Load</text:p>
        </chart:subtitle>
        <chart:legend chart:legend-position="end" svg:x="13.681cm" svg:y="3.943cm" style:legend-expansion="high" chart:style-name="ch4"/>
        <chart:plot-area chart:style-name="ch5" chart:data-source-has-labels="both" svg:x="1.338cm" svg:y="2.306cm" svg:width="11.705cm" svg:height="5.525cm">
          <chartooo:coordinate-region svg:x="2.156cm" svg:y="2.509cm" svg:width="10.791cm" svg:height="4.667cm"/>
          <chart:axis chart:dimension="x" chart:name="primary-x" chart:style-name="ch6" chartooo:axis-type="auto">
            <chartooo:date-scale/>
            <chart:title svg:x="4.539cm" svg:y="8.01cm" chart:style-name="ch7">
              <text:p>Length of Cantilever Beam (inches)</text:p>
            </chart:title>
            <chart:categories table:cell-range-address="local-table.$A$2:.$A$7"/>
          </chart:axis>
          <chart:axis chart:dimension="y" chart:name="primary-y" chart:style-name="ch8">
            <chart:title svg:x="0.451cm" svg:y="6.706cm" chart:style-name="ch9">
              <text:p>Mass of Load (grams)</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